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51d7" officeooo:paragraph-rsid="001d51d7"/>
    </style:style>
    <style:style style:name="P2" style:family="paragraph" style:parent-style-name="Standard">
      <style:paragraph-properties fo:text-align="center" style:justify-single-word="false"/>
      <style:text-properties officeooo:rsid="001d51d7" officeooo:paragraph-rsid="001d51d7"/>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 style:family="paragraph" style:parent-style-name="Standard">
      <style:text-properties fo:font-style="italic" officeooo:rsid="001d51d7" officeooo:paragraph-rsid="001d51d7" style:font-style-asian="italic" style:font-style-complex="italic"/>
    </style:style>
    <style:style style:name="P5" style:family="paragraph" style:parent-style-name="Standard">
      <style:text-properties officeooo:rsid="001eca5d" officeooo:paragraph-rsid="001eca5d"/>
    </style:style>
    <style:style style:name="P6" style:family="paragraph" style:parent-style-name="Standard">
      <style:text-properties officeooo:rsid="001f441f" officeooo:paragraph-rsid="001f441f"/>
    </style:style>
    <style:style style:name="P7" style:family="paragraph" style:parent-style-name="Standard" style:list-style-name="L1">
      <style:text-properties officeooo:rsid="001f441f" officeooo:paragraph-rsid="001f441f"/>
    </style:style>
    <style:style style:name="T1" style:family="text">
      <style:text-properties fo:color="#400bd9" style:font-name="Menlo-Regular" fo:font-size="14pt" style:font-size-asian="14pt"/>
    </style:style>
    <style:style style:name="T2" style:family="text">
      <style:text-properties fo:color="#000000" style:font-name="Menlo-Regular" fo:font-size="14pt" style:font-size-asian="14pt"/>
    </style:style>
    <style:style style:name="T3" style:family="text">
      <style:text-properties fo:color="#c814c9" style:font-name="Menlo-Regular" fo:font-size="14pt" style:font-size-asian="14pt"/>
    </style:style>
    <style:style style:name="T4" style:family="text">
      <style:text-properties fo:color="#b42419" style:font-name="Menlo-Regular" fo:font-size="14pt" style:font-size-asian="14pt"/>
    </style:style>
    <style:style style:name="T5" style:family="text">
      <style:text-properties fo:font-style="normal" style:font-style-asian="normal" style:font-style-complex="normal"/>
    </style:style>
    <style:style style:name="T6" style:family="text">
      <style:text-properties officeooo:rsid="001eca5d"/>
    </style:style>
    <style:style style:name="T7" style:family="text">
      <style:text-properties style:text-position="super 58%"/>
    </style:style>
    <style:style style:name="T8" style:family="text">
      <style:text-properties officeooo:rsid="001f441f"/>
    </style:style>
    <style:style style:name="T9" style:family="text">
      <style:text-properties officeooo:rsid="001f4b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Permutation </text:span>Inverse</text:p>
      <text:p text:style-name="P2">by Sven Nilsen, 2020</text:p>
      <text:p text:style-name="P1"/>
      <text:p text:style-name="P4">In this paper I show how to calculate the inverse of an permutation.</text:p>
      <text:p text:style-name="P4"><text:span text:style-name="T5"/></text:p>
      <text:p text:style-name="P4"><text:span text:style-name="T5">Computing the inverse of a permutation is simple, but can be counter-intuitive.</text:span></text:p>
      <text:p text:style-name="P4"><text:span text:style-name="T5"/></text:p>
      <text:p text:style-name="P4"><text:span text:style-name="T5">Here is function in Rust that computes the inverse of a permutation efficiently:</text:span></text:p>
      <text:p text:style-name="P1"/>
      <text:p text:style-name="P1"><text:span text:style-name="T1"><text:tab/>/// Computes the inverse of a permutation.</text:span></text:p>
      <text:p text:style-name="P3"><text:span text:style-name="T2"><text:tab/>pub fn inverse</text:span><text:span text:style-name="T3">(</text:span><text:span text:style-name="T2">a: Vec&lt;usize&gt;</text:span><text:span text:style-name="T3">)</text:span><text:span text:style-name="T2"> -&gt; Vec&lt;usize&gt; </text:span><text:span text:style-name="T3">{</text:span></text:p>
      <text:p text:style-name="P3"><text:span text:style-name="T2"><text:tab/> <text:s text:c="3"/>let n = a.len</text:span><text:span text:style-name="T3">()</text:span><text:span text:style-name="T2">;</text:span></text:p>
      <text:p text:style-name="P3"><text:span text:style-name="T2"><text:tab/> <text:s text:c="3"/>let mut b = vec!</text:span><text:span text:style-name="T3">[</text:span><text:span text:style-name="T4">0</text:span><text:span text:style-name="T2">; n</text:span><text:span text:style-name="T3">]</text:span><text:span text:style-name="T2">;</text:span></text:p>
      <text:p text:style-name="P3"><text:span text:style-name="T2"><text:tab/> <text:s text:c="3"/>for i in </text:span><text:span text:style-name="T4">0</text:span><text:span text:style-name="T2">..n </text:span><text:span text:style-name="T3">{</text:span><text:span text:style-name="T2">b</text:span><text:span text:style-name="T3">[</text:span><text:span text:style-name="T2">a</text:span><text:span text:style-name="T3">[</text:span><text:span text:style-name="T2">i</text:span><text:span text:style-name="T3">]]</text:span><text:span text:style-name="T2"> = i</text:span><text:span text:style-name="T3">}</text:span></text:p>
      <text:p text:style-name="P3"><text:span text:style-name="T2"><text:tab/> <text:s text:c="3"/>b</text:span></text:p>
      <text:p text:style-name="P1"><text:span text:style-name="T3"><text:tab/>}</text:span></text:p>
      <text:p text:style-name="P1"><text:span text:style-name="T3"/></text:p>
      <text:p text:style-name="P5">The permutation inverse can be used to minimize the work to get from one sort `f` to another sort `g`:</text:p>
      <text:p text:style-name="P5"/>
      <text:p text:style-name="P5"><text:tab/>g &lt;=&gt; h · f</text:p>
      <text:p text:style-name="P5"><text:tab/>g · f<text:span text:style-name="T7">-1</text:span> &lt;=&gt; h</text:p>
      <text:p text:style-name="P5"/>
      <text:p text:style-name="P5">For example, if you have a list of type `T` which has a total order, then any fixed sort of this list can be stored as a map of indices relative to the “original” list. Each time you change the sort, you can compute the <text:span text:style-name="T8">map directly from the current sort to the desired sort in `O(N)` time complexity.</text:span></text:p>
      <text:p text:style-name="P5"/>
      <text:p text:style-name="P6">For example, if you have a list of contacts and two ways to sort them:</text:p>
      <text:p text:style-name="P6"/>
      <text:list xml:id="list9092982664132362930" text:style-name="L1">
        <text:list-item>
          <text:p text:style-name="P7">Sorted by first name</text:p>
        </text:list-item>
        <text:list-item>
          <text:p text:style-name="P7">Sorted by last name</text:p>
        </text:list-item>
      </text:list>
      <text:p text:style-name="P6"/>
      <text:p text:style-name="P6">One can store a list of indices for each sort. When sorting by first name, the list of indices to sort by last name can be transformed automatically such that one can go directly from sorted by first name to sorted by last name, <text:span text:style-name="T9">doing only the minimal work necess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16:03:16.003058000</meta:creation-date>
    <dc:date>2020-04-27T18:59:29.157781000</dc:date>
    <meta:editing-duration>PT47S</meta:editing-duration>
    <meta:editing-cycles>1</meta:editing-cycles>
    <meta:document-statistic meta:table-count="0" meta:image-count="0" meta:object-count="0" meta:page-count="1" meta:paragraph-count="20" meta:word-count="241" meta:character-count="1251" meta:non-whitespace-character-count="1007"/>
    <meta:generator>LibreOffice/5.1.2.2$MacOSX_X86_64 LibreOffice_project/d3bf12ecb743fc0d20e0be0c58ca359301eb705f</meta:generator>
  </office:meta>
</office:document-meta>
</file>